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07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6in"/>
    </style:style>
    <style:style style:name="co4" style:family="table-column">
      <style:table-column-properties fo:break-before="auto" style:column-width="4in"/>
    </style:style>
    <style:style style:name="co5" style:family="table-column">
      <style:table-column-properties fo:break-before="auto" style:column-width="5.2571in"/>
    </style:style>
    <style:style style:name="co6" style:family="table-column">
      <style:table-column-properties fo:break-before="auto" style:column-width="3.3409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2.3945in"/>
    </style:style>
    <style:style style:name="co10" style:family="table-column">
      <style:table-column-properties fo:break-before="auto" style:column-width="2.429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9256in" fo:break-before="auto" style:use-optimal-row-height="true"/>
    </style:style>
    <style:style style:name="ro3" style:family="table-row">
      <style:table-row-properties style:row-height="1.2283in" fo:break-before="auto" style:use-optimal-row-height="true"/>
    </style:style>
    <style:style style:name="ro4" style:family="table-row">
      <style:table-row-properties style:row-height="0.4717in" fo:break-before="auto" style:use-optimal-row-height="true"/>
    </style:style>
    <style:style style:name="ro5" style:family="table-row">
      <style:table-row-properties style:row-height="0.6228in" fo:break-before="auto" style:use-optimal-row-height="true"/>
    </style:style>
    <style:style style:name="ro6" style:family="table-row">
      <style:table-row-properties style:row-height="0.7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PPO_non-reproductive_stag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default-cell-style-name="ce5"/>
        <table:table-column table:style-name="co9" table:default-cell-style-name="ce6"/>
        <table:table-column table:style-name="co10" table:default-cell-style-name="ce6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Ignor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Plant type</text:p>
          </table:table-cell>
          <table:table-cell table:style-name="ce1" office:value-type="string">
            <text:p>Traits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0001</text:p>
          </table:table-cell>
          <table:table-cell office:value-type="string">
            <text:p>plant phenological stage</text:p>
          </table:table-cell>
          <table:table-cell office:value-type="string">
            <text:p>BFO:'spatiotemporal region'</text:p>
          </table:table-cell>
          <table:table-cell office:value-type="string">
            <text:p>A {spatiotemporal region} that encompasses some part of the life of a {whole plant} and is part of a {plant growth cycle}.</text:p>
          </table:table-cell>
          <table:table-cell office:value-type="string">
            <text:p>'spatiotemporal region' THAT 'has participant' SOME (</text:p>
            <text:p>'whole plant' THAT 'participates in' SOME 'plant growth cycle'</text:p>
            <text:p>)</text:p>
          </table:table-cell>
          <table:table-cell office:value-type="string">
            <text:p>Phenological stages apply to either whole plants or populations of whole plants. <text:s/>PPO phenological stages should not be used to describe the phenology of plant parts. <text:s/>To describe the phenology of a plant part, PO plant structure development stages should be used.</text:p>
          </table:table-cell>
          <table:table-cell table:number-columns-repeated="2"/>
          <table:table-cell office:value-type="string">
            <text:p>all plants?</text:p>
          </table:table-cell>
          <table:table-cell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0002</text:p>
          </table:table-cell>
          <table:table-cell office:value-type="string">
            <text:p>initial growth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plant phenological stage} in which some participant plant is in a {plant growth cycle} and has at least one {vegetative shoot system} that has not yet produced a {true leaf}.</text:p>
          </table:table-cell>
          <table:table-cell office:value-type="string">
            <text:p>'plant phenological stage' THAT 'has participant' SOME (</text:p>
            <text:p>'whole plant' THAT (</text:p>
            <text:p>'participates in' SOME 'plant growth cycle' AND</text:p>
            <text:p>'has part' SOME (</text:p>
            <text:p>'vegetative shoot system' THAT NOT ('has part' SOME 'true leaf')</text:p>
            <text:p>)</text:p>
            <text:p>)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3</text:p>
          </table:table-cell>
          <table:table-cell office:value-type="string">
            <text:p>initial growth during first growth cycle phenological stage</text:p>
          </table:table-cell>
          <table:table-cell office:value-type="string">
            <text:p>'initial growth phenological stage'</text:p>
          </table:table-cell>
          <table:table-cell office:value-type="string">
            <text:p>An {initial growth phenological stage} in which some participant plant is in its {initial growth cycle}.</text:p>
          </table:table-cell>
          <table:table-cell office:value-type="string">
            <text:p>'initial growth phenological stage' THAT 'has participant' SOME (</text:p>
            <text:p>'whole plant' THAT 'participates in' SOME 'initial growth cycle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04</text:p>
          </table:table-cell>
          <table:table-cell office:value-type="string">
            <text:p>emergence during first growth cycle phenological stage</text:p>
          </table:table-cell>
          <table:table-cell office:value-type="string">
            <text:p>'initial growth during first growth cycle phenological stage'</text:p>
          </table:table-cell>
          <table:table-cell office:value-type="string">
            <text:p>An {initial growth during first growth cycle phenological stage} in which some participant plant has completed the {seed germination stage} but the plant has not yet produced a {true leaf}.</text:p>
          </table:table-cell>
          <table:table-cell table:style-name="ce3" office:value-type="string">
            <text:p>'initial growth during first growth cycle phenological stage'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5</text:p>
          </table:table-cell>
          <table:table-cell office:value-type="string">
            <text:p>initial growth during later growth cycle phenological stage</text:p>
          </table:table-cell>
          <table:table-cell office:value-type="string">
            <text:p>'initial growth phenological stage'</text:p>
          </table:table-cell>
          <table:table-cell office:value-type="string">
            <text:p>An {initial growth phenological stage} in which some participant plant is in a {later growth cycle}.</text:p>
          </table:table-cell>
          <table:table-cell office:value-type="string">
            <text:p>'initial growth phenological stage' THAT 'has participant' SOME (</text:p>
            <text:p>'whole plant' THAT 'participates in' SOME 'later growth cycle'</text:p>
            <text:p>)</text:p>
          </table:table-cell>
          <table:table-cell table:number-columns-repeated="3"/>
          <table:table-cell office:value-type="string">
            <text:p>all vascular plants with later growth cycles</text:p>
          </table:table-cell>
          <table:table-cell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0006</text:p>
          </table:table-cell>
          <table:table-cell office:value-type="string">
            <text:p>emergence during later growth cycle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an herbaceous perennial plant, all living plant structures produced during earlier growth cycles are below ground, and a plant structure that started growth during the current growth cycle is visible above the ground but has not yet produced a {true leaf}.</text:p>
          </table:table-cell>
          <table:table-cell table:style-name="ce3" office:value-type="string">
            <text:p>'initial growth during later growth cycle phenological stage'</text:p>
          </table:table-cell>
          <table:table-cell office:value-type="string">
            <text:p>This stage applies only to herbaceous perennials that die back above ground between growth cycles and resprout from below ground meristems or buds.</text:p>
          </table:table-cell>
          <table:table-cell table:number-columns-repeated="2"/>
          <table:table-cell office:value-type="string">
            <text:p>herbaceous perennials</text:p>
          </table:table-cell>
          <table:table-cell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0007</text:p>
          </table:table-cell>
          <table:table-cell office:value-type="string">
            <text:p>new above-ground shoot-borne shoot system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has new shoot systems that did not originate from buds visible on an existing above-ground {shoot system}.</text:p>
          </table:table-cell>
          <table:table-cell table:style-name="ce6" office:value-type="string">
            <text:p>'initial growth during later growth cycle phenological stage' THAT 'has participant' SOME (</text:p>
            <text:p>'whole plant' THAT 'has quality' SOME 'new above-ground shoot-borne shoot systems present'</text:p>
            <text:p>)</text:p>
          </table:table-cell>
          <table:table-cell office:value-type="string">
            <text:p>This stage follows a dormant stage and occurs only to plants that break dormancy from meristems that are not parts of buds.</text:p>
          </table:table-cell>
          <table:table-cell table:number-columns-repeated="2"/>
          <table:table-cell office:value-type="string">
            <text:p>?</text:p>
          </table:table-cell>
          <table:table-cell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0008</text:p>
          </table:table-cell>
          <table:table-cell office:value-type="string">
            <text:p>regreening of existing stems or vascular leaves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regreening.</text:p>
          </table:table-cell>
          <table:table-cell office:value-type="string">
            <text:p>'initial growth during later growth cycle phenological stage' THAT 'has participant' SOME (</text:p>
            <text:p>'whole plant' THAT 'has part' SOME (</text:p>
            <text:p>'shoot system' THAT 'participates in' SOME 'plant regreening process'</text:p>
            <text:p>)</text:p>
            <text:p>)</text:p>
          </table:table-cell>
          <table:table-cell table:number-columns-repeated="3"/>
          <table:table-cell office:value-type="string">
            <text:p>?</text:p>
          </table:table-cell>
          <table:table-cell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0009</text:p>
          </table:table-cell>
          <table:table-cell office:value-type="string">
            <text:p>bud burst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a woody plant that has at least one {vegetative bud} in the {bud burst stage}.</text:p>
          </table:table-cell>
          <table:table-cell office:value-type="string">
            <text:p>'initial growth during later growth cycle phenological stage' THAT 'has participant' SOME (</text:p>
            <text:p>'woody plant' THAT 'has quality' SOME 'breaking buds present'</text:p>
            <text:p>)</text:p>
          </table:table-cell>
          <table:table-cell office:value-type="string">
            <text:p>This stage follows a dormant stage and occurs only in plants that break dormancy from buds. For USA-NPN data, the bud burst phenological stage ends when the first {true leaf} to emerge from the bud is unfolded.</text:p>
          </table:table-cell>
          <table:table-cell table:number-columns-repeated="2"/>
          <table:table-cell office:value-type="string">
            <text:p>(deciduous?) woody plants</text:p>
          </table:table-cell>
          <table:table-cell office:value-type="string">
            <text:p>% buds bursting, no. of buds bursting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0</text:p>
          </table:table-cell>
          <table:table-cell office:value-type="string">
            <text:p>vascular leaf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plant phenological stage} in which some participant plant has at least one {true leaf}.</text:p>
          </table:table-cell>
          <table:table-cell office:value-type="string">
            <text:p>'plant phenological stage' THAT 'has participant' SOME (</text:p>
            <text:p>'whole plant' THAT 'has quality' SOME '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5</text:p>
          </table:table-cell>
          <table:table-cell office:value-type="string">
            <text:p>non-senescing leaf phenological stage</text:p>
          </table:table-cell>
          <table:table-cell office:value-type="string">
            <text:p>'vascular leaf phenological stage'</text:p>
          </table:table-cell>
          <table:table-cell office:value-type="string">
            <text:p>A {vascular leaf phenological stage} in which some participant plant has at least one {vascular leaf} in the {vascular leaf expansion stage} or {vascular leaf post-expansion stage}.</text:p>
          </table:table-cell>
          <table:table-cell office:value-type="string">
            <text:p>'vascular leaf phenological stage' THAT 'has participant' SOME (</text:p>
            <text:p>'whole plant' THAT 'has quality' SOME ('expanding leaves present' OR <text:s/>'mature leaves present')</text:p>
            <text:p>)</text:p>
          </table:table-cell>
          <table:table-cell office:value-type="string">
            <text:p>This stage does not include leaves that are in the {vascular leaf initiation stage} or {vascular leaf differentiation stage}.</text:p>
          </table:table-cell>
          <table:table-cell table:number-columns-repeated="2"/>
          <table:table-cell office:value-type="string">
            <text:p>all vascular plants</text:p>
          </table:table-cell>
          <table:table-cell office:value-type="string">
            <text:p>no. leaves in expansion or mature stage, % leaves in expansion or mature stage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1</text:p>
          </table:table-cell>
          <table:table-cell office:value-type="string">
            <text:p>leaf expansion phenological stage</text:p>
          </table:table-cell>
          <table:table-cell table:style-name="ce4" office:value-type="string">
            <text:p>'non-senescing leaf phenological stage'</text:p>
          </table:table-cell>
          <table:table-cell office:value-type="string">
            <text:p>A {vascular leaf phenological stage} in which some participant plant has at least one {vascular leaf} in the {vascular leaf expansion stage}.</text:p>
          </table:table-cell>
          <table:table-cell office:value-type="string">
            <text:p>'vascular leaf phenological stage' THAT 'has participant' SOME (</text:p>
            <text:p>'whole plant' THAT 'has quality' SOME 'expanding 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 office:value-type="string">
            <text:p>no. leaves in expansion stage, % leaves in expansion stage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2</text:p>
          </table:table-cell>
          <table:table-cell office:value-type="string">
            <text:p>mature leaf phenological stage</text:p>
          </table:table-cell>
          <table:table-cell table:style-name="ce4" office:value-type="string">
            <text:p>'non-senescing leaf phenological stage'</text:p>
          </table:table-cell>
          <table:table-cell office:value-type="string">
            <text:p>A {vascular leaf phenological stage} in which some participant plant has at least one {vascular leaf} in the {vascular leaf post-expansion stage}.</text:p>
          </table:table-cell>
          <table:table-cell office:value-type="string">
            <text:p>'vascular leaf phenological stage' THAT 'has participant' SOME (</text:p>
            <text:p>'whole plant' THAT 'has quality' SOME 'mature 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 office:value-type="string">
            <text:p>no. of mature leaves, % mature leaves</text:p>
          </table:table-cell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13</text:p>
          </table:table-cell>
          <table:table-cell office:value-type="string">
            <text:p>senescent leaf phenological stage</text:p>
          </table:table-cell>
          <table:table-cell office:value-type="string">
            <text:p>'vascular leaf phenological stage'</text:p>
          </table:table-cell>
          <table:table-cell office:value-type="string">
            <text:p>A {vascular leaf phenological stage} in which some participant plant has at least one {vascular leaf} in the {vascular leaf senescent stage}.</text:p>
          </table:table-cell>
          <table:table-cell office:value-type="string">
            <text:p>'vascular leaf phenological stage' THAT 'has participant' SOME (</text:p>
            <text:p>'whole plant' THAT 'has quality' SOME 'senescent leaves present'</text:p>
            <text:p>)</text:p>
          </table:table-cell>
          <table:table-cell office:value-type="string">
            <text:p>Leaf color is often used as an indicator of the senescent leaf stage, but note that leaf coloration due to {photoprotection} is not an indicator of senescence.</text:p>
          </table:table-cell>
          <table:table-cell table:number-columns-repeated="2"/>
          <table:table-cell office:value-type="string">
            <text:p>all annual vascular plants and vascular plants with later growth cycles</text:p>
          </table:table-cell>
          <table:table-cell office:value-type="string">
            <text:p>no. of senesced leaves, % senesced leaves</text:p>
          </table:table-cell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14</text:p>
          </table:table-cell>
          <table:table-cell office:value-type="string">
            <text:p>falling leaf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vascular leaf phenological stage} in which some participant plant has abscised at least one {vascular leaf} (i.e., when at least one leaf has undergone {leaf abscission}) but has not yet abscised all its leaves.</text:p>
          </table:table-cell>
          <table:table-cell office:value-type="string">
            <text:p>'plant phenological stage' THAT 'has participant' SOME (</text:p>
            <text:p>'whole plant' THAT 'has quality' SOME 'abscised leaves present'</text:p>
            <text:p>)</text:p>
          </table:table-cell>
          <table:table-cell table:style-name="ce5"/>
          <table:table-cell table:number-columns-repeated="2"/>
          <table:table-cell office:value-type="string">
            <text:p>deciduous vascular plants</text:p>
          </table:table-cell>
          <table:table-cell office:value-type="string">
            <text:p>no. of abscised leaves, % abscised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6/20/2017</text:date>, <text:time>15:4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5:42:24</dc:date>
    <dc:creator>Ramona Walls</dc:creator>
    <meta:editing-duration>P2DT22H46M26S</meta:editing-duration>
    <meta:editing-cycles>29</meta:editing-cycles>
    <meta:generator>OpenOffice/4.1.3$Unix OpenOffice.org_project/413m1$Build-9783</meta:generator>
    <meta:document-statistic meta:table-count="1" meta:cell-count="128" meta:object-count="0"/>
  </office:meta>
</office:document-meta>
</file>